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 style:list-style-name="L2"/>
    <style:style style:name="P2" style:family="paragraph" style:parent-style-name="Standard" style:list-style-name="L3"/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start" style:justify-single-word="false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Neal Lewis</text:p>
      <text:p text:style-name="Standard">27 Aug 2010</text:p>
      <text:p text:style-name="Standard"/>
      <text:p text:style-name="P3">MATLAB TUTORIAL OVERVIEW</text:p>
      <text:p text:style-name="P3"/>
      <text:p text:style-name="P4">The zip file contains two folders: “program” and “data”. <text:s/>All matlab code should be run from the program folder, and the images and data necessary are stored in the “data” folder and accessed with “../data/&lt;filename&gt;”.</text:p>
      <text:p text:style-name="Standard"/>
      <text:p text:style-name="Standard">Go_lapacian:</text:p>
      <text:p text:style-name="Standard"><text:tab/>General Purpose:</text:p>
      <text:p text:style-name="Standard"><text:tab/><text:tab/>- Apply a Lapacian spatial filter to an image. </text:p>
      <text:p text:style-name="Standard"/>
      <text:p text:style-name="Standard"><text:tab/>Useful purposes </text:p>
      <text:p text:style-name="Standard"><text:tab/><text:tab/>-load image from file</text:p>
      <text:p text:style-name="Standard"><text:tab/><text:tab/>-discuss matrix use in MATLAB</text:p>
      <text:p text:style-name="Standard"><text:tab/><text:tab/>-convert rgb to grayscale</text:p>
      <text:p text:style-name="Standard"><text:tab/><text:tab/>-apply lapacian filter</text:p>
      <text:p text:style-name="Standard"><text:tab/><text:tab/>-separate/ add from image</text:p>
      <text:p text:style-name="Standard"><text:tab/><text:tab/>-variable use</text:p>
      <text:p text:style-name="Standard"><text:tab/>Functions Used:</text:p>
      <text:p text:style-name="Standard"><text:tab/><text:tab/>-load</text:p>
      <text:p text:style-name="Standard"><text:tab/><text:tab/>-imagesc</text:p>
      <text:p text:style-name="Standard"><text:tab/><text:tab/>-image</text:p>
      <text:p text:style-name="Standard"><text:tab/><text:tab/>-conv2</text:p>
      <text:p text:style-name="Standard"><text:tab/><text:tab/>-figure</text:p>
      <text:p text:style-name="Standard"><text:tab/><text:tab/>-colormap</text:p>
      <text:p text:style-name="Standard"/>
      <text:p text:style-name="Standard"/>
      <text:p text:style-name="Standard"><text:tab/><text:tab/></text:p>
      <text:p text:style-name="Standard"/>
      <text:p text:style-name="Standard">data_viewing()</text:p>
      <text:p text:style-name="Standard"><text:tab/></text:p>
      <text:p text:style-name="Standard"><text:tab/>General Purpose:</text:p>
      <text:list xml:id="list1285640755" text:style-name="L2">
        <text:list-item>
          <text:list>
            <text:list-item>
              <text:list>
                <text:list-item>
                  <text:p text:style-name="P1">view scatter plot of two classes of data</text:p>
                </text:list-item>
                <text:list-item>
                  <text:p text:style-name="P1">view quadratic discriminant function </text:p>
                </text:list-item>
                <text:list-item>
                  <text:p text:style-name="P1">plot images</text:p>
                </text:list-item>
              </text:list>
            </text:list-item>
          </text:list>
        </text:list-item>
      </text:list>
      <text:p text:style-name="Standard"><text:tab/></text:p>
      <text:p text:style-name="Standard"><text:tab/>Functions Used:</text:p>
      <text:list xml:id="list771073459" text:style-name="L3">
        <text:list-item>
          <text:list>
            <text:list-item>
              <text:list>
                <text:list-item>
                  <text:p text:style-name="P2">load</text:p>
                </text:list-item>
                <text:list-item>
                  <text:p text:style-name="P2">plot</text:p>
                </text:list-item>
                <text:list-item>
                  <text:p text:style-name="P2">anonymous function</text:p>
                </text:list-item>
                <text:list-item>
                  <text:p text:style-name="P2">ezplot</text:p>
                </text:list-item>
                <text:list-item>
                  <text:p text:style-name="P2">set</text:p>
                </text:list-item>
              </text:list>
            </text:list-item>
          </text:list>
        </text:list-item>
      </text:list>
      <text:p text:style-name="Standard"/>
      <text:p text:style-name="Standard"/>
      <text:p text:style-name="Standard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neal </meta:initial-creator>
    <meta:creation-date>2010-08-27T01:05:52</meta:creation-date>
    <meta:document-statistic meta:table-count="0" meta:image-count="0" meta:object-count="0" meta:page-count="1" meta:paragraph-count="36" meta:word-count="124" meta:character-count="757"/>
    <dc:date>2010-08-27T01:25:06</dc:date>
    <dc:creator>neal </dc:creator>
    <meta:editing-duration>PT00H02M31S</meta:editing-duration>
    <meta:editing-cycles>1</meta:editing-cycles>
    <meta:generator>OpenOffice.org/3.2$Linux OpenOffice.org_project/320m12$Build-9483</meta:generator>
  </office:meta>
</office:document-meta>
</file>